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P052" fo:font-size="12pt" fo:font-weight="normal" officeooo:rsid="0109f0e7" officeooo:paragraph-rsid="010b5bd9" style:font-size-asian="10.5pt" style:font-weight-asian="normal" style:font-size-complex="12pt" style:font-weight-complex="normal"/>
    </style:style>
    <style:style style:name="P2" style:family="paragraph" style:parent-style-name="Standard">
      <style:text-properties style:font-name="P052" fo:font-size="12pt" fo:font-weight="normal" officeooo:rsid="010c275f" officeooo:paragraph-rsid="010c275f" style:font-size-asian="10.5pt" style:font-weight-asian="normal" style:font-size-complex="12pt" style:font-weight-complex="normal"/>
    </style:style>
    <style:style style:name="P3" style:family="paragraph" style:parent-style-name="Standard">
      <style:text-properties style:font-name="P052" fo:font-size="12pt" fo:font-weight="normal" officeooo:rsid="010d2834" officeooo:paragraph-rsid="010d2834" style:font-size-asian="10.5pt" style:font-weight-asian="normal" style:font-size-complex="12pt" style:font-weight-complex="normal"/>
    </style:style>
    <style:style style:name="P4" style:family="paragraph" style:parent-style-name="Standard">
      <style:text-properties style:font-name="P052" fo:font-size="12pt" fo:font-weight="normal" officeooo:rsid="010d2834" officeooo:paragraph-rsid="010ec54a" style:font-size-asian="10.5pt" style:font-weight-asian="normal" style:font-size-complex="12pt" style:font-weight-complex="normal"/>
    </style:style>
    <style:style style:name="P5" style:family="paragraph" style:parent-style-name="Standard">
      <style:text-properties fo:font-size="12pt" fo:font-weight="normal" officeooo:rsid="010ff9f4" officeooo:paragraph-rsid="010ff9f4" style:font-size-asian="10.5pt" style:font-weight-asian="normal" style:font-size-complex="12pt" style:font-weight-complex="normal"/>
    </style:style>
    <style:style style:name="P6" style:family="paragraph" style:parent-style-name="Standard">
      <style:text-properties fo:font-size="12pt" fo:font-weight="normal" officeooo:rsid="011156ab" officeooo:paragraph-rsid="011156ab" style:font-size-asian="10.5pt" style:font-weight-asian="normal" style:font-size-complex="12pt" style:font-weight-complex="normal"/>
    </style:style>
    <style:style style:name="P7" style:family="paragraph" style:parent-style-name="Standard">
      <style:paragraph-properties fo:break-before="page"/>
      <style:text-properties style:font-name="P052" fo:font-size="12pt" fo:font-weight="normal" officeooo:rsid="00e4061d" officeooo:paragraph-rsid="00e4061d"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f9d2a0"/>
    </style:style>
    <style:style style:name="T3" style:family="text">
      <style:text-properties style:font-name="P052" officeooo:rsid="0112e6b9"/>
    </style:style>
    <style:style style:name="T4" style:family="text">
      <style:text-properties style:font-name="P052" officeooo:rsid="011377f0"/>
    </style:style>
    <style:style style:name="T5" style:family="text">
      <style:text-properties style:font-name="P052" officeooo:rsid="01149bbf"/>
    </style:style>
    <style:style style:name="T6" style:family="text">
      <style:text-properties style:font-name="P052" style:font-name-asian="P052" style:font-name-complex="P052"/>
    </style:style>
    <style:style style:name="T7" style:family="text">
      <style:text-properties style:font-name="P052" officeooo:rsid="010e9fe2" style:font-name-asian="P052" style:font-name-complex="P052"/>
    </style:style>
    <style:style style:name="T8" style:family="text">
      <style:text-properties style:font-name="P052" officeooo:rsid="010ec54a" style:font-name-asian="P052" style:font-name-complex="P052"/>
    </style:style>
    <style:style style:name="T9" style:family="text">
      <style:text-properties style:font-name="P052" officeooo:rsid="010ec54a" style:font-name-asian="Noto Sans CJK SC" style:font-name-complex="Lohit Devanagari"/>
    </style:style>
    <style:style style:name="T10" style:family="text">
      <style:text-properties style:font-name-asian="Noto Sans CJK SC" style:font-name-complex="Lohit Devanagari"/>
    </style:style>
    <style:style style:name="T11" style:family="text">
      <style:text-properties officeooo:rsid="010bb87e"/>
    </style:style>
    <style:style style:name="T12" style:family="text">
      <style:text-properties officeooo:rsid="010c275f"/>
    </style:style>
    <style:style style:name="T13" style:family="text">
      <style:text-properties officeooo:rsid="010d2834"/>
    </style:style>
    <style:style style:name="T14" style:family="text">
      <style:text-properties officeooo:rsid="010e9fe2"/>
    </style:style>
    <style:style style:name="T15" style:family="text">
      <style:text-properties officeooo:rsid="010ec5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isonnée impériale</text:p>
      <text:p text:style-name="P2">Les deux avantages qui suivent représentent l’appartenance d’un personnage à la compagnie du phénix : cet ordre créé par l’Empereur pour mettre l’élite des mondes connus au service du bien commun, donner un statut aux brebis galeuses dont les maisons ne veulent pas et constituer une clientèle nobiliaire à son service exclusif ; <text:span text:style-name="T13">l’ordre exact de ses motivations différant selon l’alignement politique du commentateur.</text:span></text:p>
      <text:p text:style-name="P3">En plus de leurs spécificités, ces deux avantages confèrent aux personnages les acquérant les bénéfices suivant :</text:p>
      <text:p text:style-name="P3"><text:span text:style-name="T6">•</text:span><text:span text:style-name="T10"> embarquement de droit </text:span>sur n’importe quel bâtiment de la flotte impériale pour ses déplacements ;</text:p>
      <text:p text:style-name="P3"><text:span text:style-name="T6">•</text:span><text:span text:style-name="T10"> liberté de franchir les frontières féodales sans octroi.</text:span></text:p>
      <text:p text:style-name="P2"/>
      <text:p text:style-name="P3">Charte impériale <text:span text:style-name="T14">(8XP)</text:span> : cet avantage n’est accessible qu’à un personnage possédant au moins un rang de noblesse (voir statut et richesses plus loin). En tant que chevalier questeur le personnage dispose de <text:span text:style-name="T15">p</text:span>rivilèges <text:span text:style-name="T15">particuliers</text:span> :</text:p>
      <text:p text:style-name="P3"><text:span text:style-name="T6">•</text:span><text:span text:style-name="T10"> </text:span>un traitement de 300 firebirds par an ;</text:p>
      <text:p text:style-name="P3"><text:span text:style-name="T6">•</text:span><text:span text:style-name="T10"> </text:span>libre accès aux archives publiques de la Ligue ou de l’Église (mais pas aux fonds privés d’une cathédrale ou d’une agora) ;</text:p>
      <text:p text:style-name="P3"><text:span text:style-name="T6">•</text:span><text:span text:style-name="T10"> immunité aux poursuites judiciaires ordinaires (même des cours nobiliaires et ecclésiastiques)  : les charges doivent être portées au conseil de l’ordre ;</text:span></text:p>
      <text:p text:style-name="P3"><text:span text:style-name="T6">En échange, le chevalier questeur ne peut rien entreprendre qui nuirait aux intérêts de l’Empereur et se doit d’accomplir toute mission qu’il lui confiera</text:span></text:p>
      <text:p text:style-name="P3"><text:span text:style-name="T6"/></text:p>
      <text:p text:style-name="P3"><text:span text:style-name="T6">Insigne de la cohorte impériale </text:span><text:span text:style-name="T7">(6XP)</text:span><text:span text:style-name="T6"> : </text:span><text:span text:style-name="T7">cet avantage n’est accessible qu’à un personnage possédant au moins un rang dans les hiérarchies de l’Église ou de la Ligue</text:span><text:span text:style-name="T6">. </text:span><text:span text:style-name="T7">En tant que membre de la cohorte </text:span><text:span text:style-name="T8">le personnage dispose de privilèges particuliers :</text:span></text:p>
      <text:p text:style-name="P4"><text:span text:style-name="T8">•</text:span><text:span text:style-name="T9"> </text:span><text:span text:style-name="T8">un traitement de 100 firebirds par an ;</text:span></text:p>
      <text:p text:style-name="P4"><text:span text:style-name="T8">•</text:span><text:span text:style-name="T9"> </text:span><text:span text:style-name="T8">droit à conseil et assistance juridique de la cour impériale en cas de poursuite judiciaire.</text:span></text:p>
      <text:p text:style-name="P1"/>
      <text:p text:style-name="P1"><text:span text:style-name="T11">S</text:span><text:span text:style-name="T12">tatut et richesses</text:span></text:p>
      <text:p text:style-name="P5"><text:span text:style-name="T2">T</text:span><text:span text:style-name="T1">ous les avantages qui suivent emploient la même structure de coûts : leur coût de base est de 10XP, l’avantage est alors acquis au rang 1 ; chaque groupe de 5XP supplémentaires incrémentant le rang de 1 cran jusqu’au rang 5, qui est le maximum.</text:span></text:p>
      <text:p text:style-name="P5"><text:span text:style-name="T1"/></text:p>
      <text:p text:style-name="P6"><text:span text:style-name="T1">Hiérarchie sociale : le personnage s’est élevé dans l’une des trois grandes hiérarchies des mondes connus ; la noblesse, le clergé ou les guildes. Son titre exact dépend de sa faction et du rang acheté.</text:span></text:p>
      <text:p text:style-name="P6"><text:span text:style-name="T1"/></text:p>
      <text:p text:style-name="P6"><text:span text:style-name="T3">Re</text:span><text:span text:style-name="T5">venus</text:span><text:span text:style-name="T1"> : le personnage possède un</text:span><text:span text:style-name="T3">e source de revenus. Il peut s’agir d’un fief, de parts dans une entreprise, d’une dîme ecclésiastique, de droits fiscaux ou de rentes diverses. </text:span><text:span text:style-name="T4">Il ne peut en tout cas s’agir que d’une source unique : un autre source de capitaux est un avantage à acheter séparément.</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7T21:32:34.263988563</dc:date>
    <meta:editing-duration>P1DT4H40M37S</meta:editing-duration>
    <meta:editing-cycles>168</meta:editing-cycles>
    <meta:document-statistic meta:table-count="0" meta:image-count="0" meta:object-count="0" meta:page-count="2" meta:paragraph-count="17" meta:word-count="425" meta:character-count="2563" meta:non-whitespace-character-count="2154"/>
  </office:meta>
</office:document-meta>
</file>